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Alef" svg:font-family="Alef" style:font-pitch="variable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1425c" officeooo:paragraph-rsid="0001425c"/>
    </style:style>
    <style:style style:name="P2" style:family="paragraph" style:parent-style-name="Standard">
      <style:text-properties fo:color="#000000" fo:font-size="18pt" officeooo:rsid="0001425c" officeooo:paragraph-rsid="0001425c" style:font-size-asian="18pt" style:font-size-complex="18pt"/>
    </style:style>
    <style:style style:name="P3" style:family="paragraph" style:parent-style-name="Standard">
      <style:text-properties fo:color="#000000" fo:font-size="18pt" officeooo:rsid="0001425c" officeooo:paragraph-rsid="00026791" style:font-size-asian="18pt" style:font-size-complex="18pt"/>
    </style:style>
    <style:style style:name="P4" style:family="paragraph" style:parent-style-name="Standard">
      <style:text-properties fo:color="#000000" fo:font-size="18pt" officeooo:rsid="0001425c" officeooo:paragraph-rsid="0002f9c6" style:font-size-asian="18pt" style:font-size-complex="18pt"/>
    </style:style>
    <style:style style:name="P5" style:family="paragraph" style:parent-style-name="Standard">
      <style:text-properties fo:color="#000000" fo:font-size="18pt" officeooo:rsid="0001425c" officeooo:paragraph-rsid="0008f35a" style:font-size-asian="18pt" style:font-size-complex="18pt"/>
    </style:style>
    <style:style style:name="P6" style:family="paragraph" style:parent-style-name="Standard">
      <style:text-properties fo:color="#000000" fo:font-size="18pt" officeooo:rsid="00026791" officeooo:paragraph-rsid="00026791" style:font-size-asian="18pt" style:font-size-complex="18pt"/>
    </style:style>
    <style:style style:name="P7" style:family="paragraph" style:parent-style-name="Standard">
      <style:text-properties fo:color="#000000" fo:font-size="18pt" officeooo:rsid="00056918" officeooo:paragraph-rsid="00056918" style:font-size-asian="18pt" style:font-size-complex="18pt"/>
    </style:style>
    <style:style style:name="P8" style:family="paragraph" style:parent-style-name="Standard">
      <style:text-properties fo:color="#000000" fo:font-size="18pt" officeooo:rsid="00056918" officeooo:paragraph-rsid="000aef98" style:font-size-asian="18pt" style:font-size-complex="18pt"/>
    </style:style>
    <style:style style:name="P9" style:family="paragraph" style:parent-style-name="Standard">
      <style:text-properties fo:color="#000000" fo:font-size="18pt" officeooo:rsid="00078d52" officeooo:paragraph-rsid="0007faf0" style:font-size-asian="18pt" style:font-size-complex="18pt"/>
    </style:style>
    <style:style style:name="P10" style:family="paragraph" style:parent-style-name="Standard">
      <style:text-properties officeooo:paragraph-rsid="0001425c"/>
    </style:style>
    <style:style style:name="P11" style:family="paragraph" style:parent-style-name="Standard">
      <style:text-properties officeooo:paragraph-rsid="00026791"/>
    </style:style>
    <style:style style:name="P12" style:family="paragraph" style:parent-style-name="Standard">
      <style:text-properties officeooo:paragraph-rsid="0002f9c6"/>
    </style:style>
    <style:style style:name="P13" style:family="paragraph" style:parent-style-name="Standard">
      <style:text-properties officeooo:paragraph-rsid="0008f35a"/>
    </style:style>
    <style:style style:name="P14" style:family="paragraph" style:parent-style-name="Standard">
      <style:text-properties officeooo:paragraph-rsid="000aef98"/>
    </style:style>
    <style:style style:name="T1" style:family="text">
      <style:text-properties style:font-name="JetBrains Mono" fo:font-style="normal" fo:font-weight="normal" style:font-style-asian="normal" style:font-weight-asian="normal"/>
    </style:style>
    <style:style style:name="T2" style:family="text">
      <style:text-properties style:font-name="JetBrains Mono" fo:font-style="normal" fo:font-weight="normal" officeooo:rsid="0001425c" style:font-style-asian="normal" style:font-weight-asian="normal"/>
    </style:style>
    <style:style style:name="T3" style:family="text">
      <style:text-properties style:font-name="JetBrains Mono" fo:font-style="normal" fo:font-weight="normal" officeooo:rsid="0002f9c6" style:font-style-asian="normal" style:font-weight-asian="normal"/>
    </style:style>
    <style:style style:name="T4" style:family="text">
      <style:text-properties style:font-name="JetBrains Mono" fo:font-style="normal" fo:font-weight="normal" officeooo:rsid="00047b30" style:font-style-asian="normal" style:font-weight-asian="normal"/>
    </style:style>
    <style:style style:name="T5" style:family="text">
      <style:text-properties style:font-name="JetBrains Mono" fo:font-style="normal" fo:font-weight="normal" officeooo:rsid="000aef98" style:font-style-asian="normal" style:font-weight-asian="normal"/>
    </style:style>
    <style:style style:name="T6" style:family="text">
      <style:text-properties style:font-name="JetBrains Mono" fo:font-style="normal" fo:font-weight="normal" officeooo:rsid="000cd193" style:font-style-asian="normal" style:font-weight-asian="normal"/>
    </style:style>
    <style:style style:name="T7" style:family="text">
      <style:text-properties style:font-name="JetBrains Mono" fo:font-style="normal" fo:font-weight="normal" officeooo:rsid="000f7a42" style:font-style-asian="normal" style:font-weight-asian="normal"/>
    </style:style>
    <style:style style:name="T8" style:family="text">
      <style:text-properties style:font-name="JetBrains Mono" fo:language="en" fo:country="US" fo:font-style="normal" fo:font-weight="normal" officeooo:rsid="0002f9c6" style:font-style-asian="normal" style:font-weight-asian="normal"/>
    </style:style>
    <style:style style:name="T9" style:family="text">
      <style:text-properties fo:color="#000000" style:font-name="JetBrains Mono" fo:font-size="18pt" fo:font-style="normal" fo:font-weight="normal" officeooo:rsid="0001425c" style:font-size-asian="18pt" style:font-style-asian="normal" style:font-weight-asian="normal" style:font-size-complex="18pt"/>
    </style:style>
    <style:style style:name="T10" style:family="text">
      <style:text-properties fo:color="#000000" style:font-name="JetBrains Mono" fo:font-size="18pt" fo:font-style="normal" fo:font-weight="normal" officeooo:rsid="00026791" style:font-size-asian="18pt" style:font-style-asian="normal" style:font-weight-asian="normal" style:font-size-complex="18pt"/>
    </style:style>
    <style:style style:name="T11" style:family="text">
      <style:text-properties fo:color="#000000" style:font-name="JetBrains Mono" fo:font-size="18pt" fo:font-style="normal" fo:font-weight="normal" officeooo:rsid="00078d52" style:font-size-asian="18pt" style:font-style-asian="normal" style:font-weight-asian="normal" style:font-size-complex="18pt"/>
    </style:style>
    <style:style style:name="T12" style:family="text">
      <style:text-properties fo:color="#000000" style:font-name="JetBrains Mono" fo:font-size="18pt" fo:font-style="normal" fo:font-weight="normal" officeooo:rsid="0008f35a" style:font-size-asian="18pt" style:font-style-asian="normal" style:font-weight-asian="normal" style:font-size-complex="18pt"/>
    </style:style>
    <style:style style:name="T13" style:family="text">
      <style:text-properties fo:color="#000000" style:font-name="JetBrains Mono" fo:font-size="18pt" fo:font-style="normal" fo:font-weight="normal" officeooo:rsid="00047b30" style:font-size-asian="18pt" style:font-style-asian="normal" style:font-weight-asian="normal" style:font-size-complex="18pt"/>
    </style:style>
    <style:style style:name="T14" style:family="text">
      <style:text-properties fo:color="#000000" style:font-name="JetBrains Mono" fo:font-size="18pt" fo:font-style="normal" fo:font-weight="normal" officeooo:rsid="000aef98" style:font-size-asian="18pt" style:font-style-asian="normal" style:font-weight-asian="normal" style:font-size-complex="18pt"/>
    </style:style>
    <style:style style:name="T15" style:family="text">
      <style:text-properties fo:color="#000000" style:font-name="JetBrains Mono" fo:font-size="18pt" fo:font-style="normal" fo:font-weight="normal" officeooo:rsid="000e6cd4" style:font-size-asian="18pt" style:font-style-asian="normal" style:font-weight-asian="normal" style:font-size-complex="18pt"/>
    </style:style>
    <style:style style:name="T16" style:family="text">
      <style:text-properties fo:color="#000000" style:font-name="JetBrains Mono" fo:font-size="18pt" fo:language="en" fo:country="US" fo:font-style="normal" fo:font-weight="normal" officeooo:rsid="0001425c" style:font-size-asian="18pt" style:font-style-asian="normal" style:font-weight-asian="normal" style:font-size-complex="18pt"/>
    </style:style>
    <style:style style:name="T17" style:family="text">
      <style:text-properties fo:color="#000000" style:font-name="JetBrains Mono" fo:font-size="18pt" fo:language="en" fo:country="US" fo:font-style="normal" fo:font-weight="normal" officeooo:rsid="00026791" style:font-size-asian="18pt" style:font-style-asian="normal" style:font-weight-asian="normal" style:font-size-complex="18pt"/>
    </style:style>
    <style:style style:name="T18" style:family="text">
      <style:text-properties fo:color="#000000" style:font-name="JetBrains Mono" fo:font-size="18pt" fo:language="en" fo:country="US" fo:font-style="normal" fo:font-weight="normal" officeooo:rsid="0002f9c6" style:font-size-asian="18pt" style:font-style-asian="normal" style:font-weight-asian="normal" style:font-size-complex="18pt"/>
    </style:style>
    <style:style style:name="T19" style:family="text">
      <style:text-properties officeooo:rsid="000aef9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NewNumber,132456798,4.5</text:span></text:p>
      <text:p text:style-name="P2"><text:span text:style-name="T1">Sender</text:span><text:span text:style-name="T8">Data,</text:span><text:span text:style-name="T1">132456798,Angel,Karnalov</text:span><text:span text:style-name="T6">o</text:span><text:span text:style-name="T1">,prilep 69,0898383817</text:span></text:p>
      <text:p text:style-name="P2"><text:span text:style-name="T1">Deliver</text:span><text:span text:style-name="T3">Data</text:span><text:span text:style-name="T1"> ,132456798,Sevi,Petrich,</text:span><text:span text:style-name="T7">2850</text:span><text:span text:style-name="T1">,car Boris 3,0877441992</text:span></text:p>
      <text:p text:style-name="P9"><text:span text:style-name="T1">Payment</text:span><text:span text:style-name="T6">,</text:span><text:span text:style-name="T2">132456798,</text:span><text:span text:style-name="T1">Deliver,Cash </text:span></text:p>
      <text:p text:style-name="P9"><text:span text:style-name="T1"/></text:p>
      <text:p text:style-name="P13"><text:span text:style-name="T9">NewNumber,987456123,2</text:span></text:p>
      <text:p text:style-name="P13"><text:span text:style-name="T9">Sender</text:span><text:span text:style-name="T18">Data</text:span><text:span text:style-name="T9">,987456123,Ivan,Karnalovo,prilep 69,0898383817</text:span></text:p>
      <text:p text:style-name="P5"><text:span text:style-name="T1">Deliver</text:span><text:span text:style-name="T3">Data,</text:span><text:span text:style-name="T1">987456123,Sevi,Petrich,car Boris 3,0877441992</text:span></text:p>
      <text:p text:style-name="P13"><text:span text:style-name="T11">Payment,</text:span><text:span text:style-name="T9">987456123</text:span><text:span text:style-name="T11">,</text:span><text:span text:style-name="T12">Sender,</text:span><text:span text:style-name="T11">Ca</text:span><text:span text:style-name="T12">rd,</text:span><text:span text:style-name="T15">Am</text:span></text:p>
      <text:p text:style-name="P9"><text:span text:style-name="T1"/></text:p>
      <text:p text:style-name="P2"><text:span text:style-name="T1">FindTRackingNumber,132456798</text:span></text:p>
      <text:p text:style-name="P2"><text:span text:style-name="T1">FindSender,Angel,</text:span><text:span text:style-name="T4">Town,Sofia</text:span></text:p>
      <text:p text:style-name="P14"><text:span text:style-name="T13">FindSender,</text:span><text:span text:style-name="T14">asdasd</text:span><text:span text:style-name="T13">l,Town,Sofia</text:span></text:p>
      <text:p text:style-name="P2"><text:span text:style-name="T4"/></text:p>
      <text:p text:style-name="P7"><text:span text:style-name="T4">C</text:span><text:span text:style-name="T1">hangeDeliverData <text:s/></text:span><text:span text:style-name="T2">132456798 </text:span><text:span text:style-name="T1">Address ivanShishman</text:span></text:p>
      <text:p text:style-name="P7"><text:span text:style-name="T1"/></text:p>
      <text:p text:style-name="P8"><text:span text:style-name="T4">C</text:span><text:span text:style-name="T1">hangeDeliverData <text:s/></text:span><text:span text:style-name="T2">1324567</text:span><text:span text:style-name="T5">12</text:span><text:span text:style-name="T2"> </text:span><text:span text:style-name="T1">Address ivanShishman</text:span></text:p>
      <text:p text:style-name="P7"><text:span text:style-name="T1"/></text:p>
      <text:p text:style-name="P2"><text:span text:style-name="T9"/></text:p>
      <text:p text:style-name="P2"><text:span text:style-name="T1">PriceForOneBox <text:s text:c="2"/>987456123</text:span></text:p>
      <text:p text:style-name="P2"><text:span text:style-name="T1">FindTRackingNumber <text:s text:c="2"/>987456123</text:span></text:p>
      <text:p text:style-name="P2"><text:span text:style-name="T1">FindSender <text:s/>Ivan</text:span></text:p>
      <text:p text:style-name="P10"><text:span text:style-name="T9">NewNumber 25864183 10</text:span></text:p>
      <text:p text:style-name="P4"><text:span text:style-name="T1">Sender</text:span><text:span text:style-name="T8">Data</text:span><text:span text:style-name="T1"> 25864183 Angel Karnalovo prilep69 0898383817</text:span></text:p>
      <text:p text:style-name="P4"><text:span text:style-name="T1">Deliver</text:span><text:span text:style-name="T3">Data</text:span><text:span text:style-name="T1"> <text:s/>25864183 Sevi Petrich carBoris3 0877441992</text:span></text:p>
      <text:p text:style-name="P2"><text:span text:style-name="T1">PriceForOneBox <text:s text:c="2"/>25864183</text:span></text:p>
      <text:p text:style-name="P2"><text:span text:style-name="T1">FindTRackingNumber <text:s text:c="2"/>25864183</text:span></text:p>
      <text:p text:style-name="P10"><text:span text:style-name="T9">FindSender </text:span><text:span text:style-name="T16">Kiril</text:span></text:p>
      <text:p text:style-name="P11"><text:span text:style-name="T9">NewNumber 25864183 10</text:span></text:p>
      <text:p text:style-name="P12"><text:span text:style-name="T9">Sender</text:span><text:span text:style-name="T18">Data</text:span><text:span text:style-name="T9"> <text:s/>25864183 </text:span><text:span text:style-name="T10">Pesho</text:span><text:span text:style-name="T9"> Karnalovo prilep69 0898383817</text:span></text:p>
      <text:p text:style-name="P4"><text:span text:style-name="T1">Deliver</text:span><text:span text:style-name="T3">Data</text:span><text:span text:style-name="T1"> 25864183 Sevi Petrich carBoris3 0877441992</text:span></text:p>
      <text:p text:style-name="P3"><text:span text:style-name="T1">PriceForOneBox <text:s text:c="2"/>25864183</text:span></text:p>
      <text:p text:style-name="P3"><text:soft-page-break/><text:span text:style-name="T1">FindTRackingNumber <text:s text:c="2"/>25864183</text:span></text:p>
      <text:p text:style-name="P11"><text:span text:style-name="T16">FindSender </text:span><text:span text:style-name="T17">Pesho</text:span></text:p>
      <text:p text:style-name="P2"><text:span text:style-name="T1">AllSum</text:span></text:p>
      <text:p text:style-name="P2"><text:span text:style-name="T1">GetAll</text:span></text:p>
      <text:p text:style-name="P6"><text:span text:style-name="T1">End</text:span></text:p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Alef" svg:font-family="Alef" style:font-pitch="variable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4.2$Windows_X86_64 LibreOffice_project/3d775be2011f3886db32dfd395a6a6d1ca2630ff</meta:generator>
    <dc:date>2023-10-27T15:01:58.401000000</dc:date>
    <meta:editing-duration>PT15M58S</meta:editing-duration>
    <meta:editing-cycles>1</meta:editing-cycles>
    <meta:document-statistic meta:table-count="0" meta:image-count="0" meta:object-count="0" meta:page-count="2" meta:paragraph-count="31" meta:word-count="77" meta:character-count="1011" meta:non-whitespace-character-count="947"/>
  </office:meta>
</office:document-meta>
</file>